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rvo sakupi komade podataka i onda ih usporedi!!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ga==dnevnik</text:p>
          </table:table-cell>
          <table:table-cell office:value-type="string" calcext:value-type="string">
            <text:p>partition==pretinac</text:p>
          </table:table-cell>
          <table:table-cell office:value-type="string" calcext:value-type="string">
            <text:p>broker==posredn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zvor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kafka</text:p>
          </table:table-cell>
          <table:table-cell office:value-type="string" calcext:value-type="string">
            <text:p>izvor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pulsar</text:p>
          </table:table-cell>
          <table:table-cell office:value-type="string" calcext:value-type="string">
            <text:p>izvor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rabbitmq</text:p>
          </table:table-cell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consumer model</text:p>
          </table:table-cell>
          <table:table-cell office:value-type="string" calcext:value-type="string">
            <text:p>pull poruk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bez acks</text:p>
          </table:table-cell>
          <table:table-cell office:value-type="string" calcext:value-type="string">
            <text:p>dopustivo je izgubiti pokoju poruku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oruke su bajtovi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oruke se ravnomjerno rasporeduju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nsumer iterira po streamovima poruk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oducer napravi stream poruk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nsumeri mogu zajedno iterirati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opic podijeljen u particij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roker sprema jedan ili vise particij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rticija je podijeljeni dnevi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nevnik je skup datoteka iste velicine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ic</text:p>
          </table:table-cell>
          <table:table-cell office:value-type="string" calcext:value-type="string">
            <text:p>kafka</text:p>
          </table:table-cell>
          <table:table-cell office:value-type="string" calcext:value-type="string">
            <text:p>pulsar</text:p>
          </table:table-cell>
          <table:table-cell office:value-type="string" calcext:value-type="string">
            <text:p>rabbitmq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roker, topic, consumer, producer, Stream, Connect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hr" fo:country="H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00.00.0000</text:date>, <text:time style:data-style-name="N2" text:time-value="10:03:13.5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</meta:editing-duration>
    <meta:editing-cycles>11</meta:editing-cycles>
    <meta:generator>LibreOffice/5.3.7.2$Windows_X86_64 LibreOffice_project/6b8ed514a9f8b44d37a1b96673cbbdd077e24059</meta:generator>
    <dc:date>2019-04-15T10:16:54.870000000</dc:date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